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7693in"/>
    </style:style>
    <style:style style:name="co3" style:family="table-column">
      <style:table-column-properties fo:break-before="auto" style:column-width="4.59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ones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Warrior's Is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unter's Is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Wizard's Is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arrior's Is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unter's Is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izard's Is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loodstone Fen (outpos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loodstone F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Wilds (outpos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Wild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urora Glade (outpost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urora Gla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iessa Lowla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s of Kryta (outpost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ates of Kry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'Alessio Seaboard (outpost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'Alessio Seaboa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ivinity Coast (outpost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ivinity Coa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lmark Wildernes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Black Curtai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anctum Cay (outpost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anctum Ca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oknar's Forg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Frost Gate (outpost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Frost Gat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ce Caves of Sorrow (outpost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ce Caves of Sorr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underhead Keep (outpost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underhead Kee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ron Mines of Moladune (outpost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ron Mines of Moladu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orlis Pass (outpost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orlis Pas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lus Chu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riffon's Mout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Great Northern Wall (outpost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Great Northern Wal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ort Ranik (outpost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t Ranik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uins of Surmia (outpost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uins of Surmi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Xaquang Skywa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Nolani Academy (outpost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olani Academ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Old Ascalo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Fissure of Wo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mber Light Cam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rendich Courthou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lint's Challeng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ugury Rock (outpost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ardelac Sanitariu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Piken Squar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age Land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mnoon Lagoo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ilverwoo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Ettin's Back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eed Bo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Fall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y Top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ngle Roo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enge of Denravi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enji's Corne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urning Isl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ears of the Fallen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coundrel's Ri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ion's Arch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ursed Land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ergen Hot Spring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orth Kryta Provi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ebo Terrac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jesty's Rest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win Serpent Lak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atchtower Coast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tingray Stran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essex Peak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'Alessio Are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urning Isl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rozen Isl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omad's Isl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uid's Isl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the Dead (guild hall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iverside Province (outpost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iverside Provinc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Hall of Heroes (arena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roken Tow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ouse zu Heltze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Courtyard (arena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Unholy Templ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urial Mound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calon Cit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omb of the Primeval King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omb of the Primeval King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Vaul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Underworld (arena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calon Arena (outpost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scalon Are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acred Temple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cedom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ron Horse Min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nvil Roc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ornar's Pas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nake Danc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sca's Demi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pearhead Pea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ce Flo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itman's Folly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ineral Spring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eadnought's Drif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rozen Fores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raveler's Va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ldrimor Bow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egent Valle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Breach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scalon Foothill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ckmark Flat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agon's Gulle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lame Temple Corridor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Eastern Frontier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Scar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Amnoon Oasi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iviner's Ascen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ulture Drift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Arid Se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rophet's Path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alt Flat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kyward Reach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nes of Despair (outpost)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unes of Despair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irsty River (outpost)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irsty River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lona Reach (outpost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Elona Reach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ugury Rock (outpost)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ugury Roc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Dragon's Lair (outpost)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Dragon's Lair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erdition Roc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ing of Fire (outpost)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ing of Fir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baddon's Mouth (outpost)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baddon's Mouth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ell's Precipice (outpost)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ll's Precipic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olden Gate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carred Earth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Eternal Grove (explorable area)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utgardis Conservatory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asburg Armor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erenity Templ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ce Tooth Cav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eacon's Perc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Yak's Bend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rontier Gat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eetletu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ishermen's Have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emple of the Ag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entari's Refug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uid's Overloo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aguuma Stad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Quarrel Fall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yala Hatchery (explorable area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Catacomb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akeside Count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Northland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calon City (outpost)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scalon Academ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scalon Academy (PvP battle)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scalon Academ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eroes' Audienc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eeker's Passag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estiny's Gorg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amp Rankor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Granite Citadel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arhan's Grotto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Port Sledg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opperhammer Mine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reen Hills County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izard's Folly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egent Valley (pre-Searing)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Barradin Estat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hford Abbey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oible's Fai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ort Ranik (pre-Searing)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urning Isl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ruid's Isl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zen Isl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arrior's Isl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unter's Isl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izard's Isl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omad's Isl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the Dead (guild hall)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rozen Isl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Nomad's Isl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uid's Isl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the Dead (guild hall)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t Kog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hiverpeak Arena (outpost)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verpeak Aren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mnoon Are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ldrimor Aren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Cra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andom Arenas (outpost)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eam Arenas (outpost)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orrow's Furnac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renth's Footprint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avalo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ineng Center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azach Thicket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Jaya Bluffs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henzun Tunnel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rchipelago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ishang Hill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ount Qinkai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elandru's Hop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hea's Crater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ilent Surf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nwaking Waters (Kurzick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Unwaking Waters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orostav Trai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eldrimor War Camp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roes' Crypt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ourning Veil Fall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erndal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ngmei Valle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onastery Overlook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en Daijun (outpost)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Zen Daiju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nister Cho's Estate (outpost)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Minister Cho's Estat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Vizunah Squar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Nahpui Quarter (outpost)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ahpui Quart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ahnnakai Temple (outpost)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ahnnakai Templ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rborstone (outpost)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rborston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oreas Seabed (outpost)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oreas Seabed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unjiang District (outpost)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unjiang District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t Aspenwood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Eternal Grove (outpost)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ternal Grov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Jade Quarry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yala Hatchery (outpost)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yala Hatchery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aisu Palace (outpost)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aisu Palac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mperial Sanctum (outpost)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mperial Sanctu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nwaking Waters (Luxon)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Unwaking Waters (explorable area)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renz Frontier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matz Basin (outpost)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matz Basi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hadow's Passag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aisu Palace (outpost)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aisu Palace (explorable area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Aurios Mines (outpost)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Aurios Mine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anjiang Peninsul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inya Provinc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aiju Lagoo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unqua Val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ajjun Bazaar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ukdek Byway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cit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hing Jea Monastery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hing Jea Arena (outpost)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ng Jea Aren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rborstone (explorable area)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inister Cho's Estate (explorable area)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Zen Daijun (explorable area)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oreas Seabed (explorable area)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reat Temple of Balthaza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sumei Villag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eitung Harbor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an Musu Garden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innok Courtyard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wayna Vs Grenth (outpost)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wayna Vs Grenth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unjiang District (explorable area)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ahpui Quarter (explorable area)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rgoz's Warren (outpost)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Urgoz's Warren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hnnakai Temple (explorable area)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ltrumm Ruins (outpost)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ltrumm Ruin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os Shivros Channel (outpost)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Zos Shivros Channe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agon's Throat (outpost)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ragon's Throat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Weeping Ston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Jad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arvest Templ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reaker Hollow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eviathan Pits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the Nameles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aishen Challenge (outpost)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aishen Elite (outpost)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aatu Keep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in Ku Corridor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onastery Overlook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rauer Academy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urheim Archive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ai Paasu Reach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eafarer's Rest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ejunkan Pier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izunah Square (Local Quarter)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izunah Square (Foreign Quarter)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ort Aspenwood (Luxon)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Fort Aspenwood (Kurzick)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Jade Quarry (Luxon)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Jade Quarry (Kurzick)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nwaking Waters (Luxon)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nwaking Waters (Kurzick)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Etnaran Keys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aisu Pavilion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aineng Dock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Marketplac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Deep (outpost)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Deep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scalon Aren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nnihilation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Kill Count Training see not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nnihilatio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Obelisk Annihilation Training see not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aoshang Trail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verpeak Aren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'Alessio Aren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mnoon Arena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t Kog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roes' Crypt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verpeak Arena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altspray Beach (Luxon)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altspray Beach (Kurzick)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eroes' Ascent (outpost)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lite Zaishen Battl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renz Frontier (Luxon)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renz Frontier (Kurzick)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Ancestral Lands (Luxon)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Ancestral Lands (Kurzick)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tnaran Keys (Luxon)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tnaran Keys (Kurzick)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anai Canyon (Luxon)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anai Canyon (Kurzick)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'Alessio Aren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mnoon Are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t Koga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roes' Crypt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verpeak Are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Hall of Heroe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Courtyard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carred Earth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 (explorable area)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anglewood Cops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aint Anjeka's Shrin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redon Terrac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ivine Path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rawler's Pi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etrified Arena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eabed Aren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Weeping Ston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Jad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mperial Isl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Meditation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mperial Isle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Meditation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Weeping Stone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Jade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mperial Isl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Meditation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ing Jea Aren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agon Arena (outpost)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ragon Aren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Jahai Bluff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rga Coast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unward Marches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arbarous Shor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amp Hojanu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ahdok Cavern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Wehhan Terraces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jarin Estat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rkjok Ward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Yohlon Haven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andara, the Moon Fortres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Floodplain of Mahnkelon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ion's Arch (Sunspears in Kryta)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urai's Procession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unspear Sanctuary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penwood Gate (Kurzick)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penwood Gate (Luxon)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Jade Flats (Kurzick)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Jade Flats (Luxon)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Yatendi Canyon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hantry of Secret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arden of Seborhin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oldings of Chokhin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ihanu Township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ehjin Mine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asalt Grotto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orum Highland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aineng Center (Sunspears in Cantha)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esplendent Makuun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onur Hill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ilderness of Bahdz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ehtendi Valley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Yahnur Market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Hidden City of Ahdashim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Kodash Bazaar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ion's Gat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Mirror of Lys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cure the Refug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enta Cemetery (outpost)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Venta Cemetery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ad Tide Rising#NPCs - Kamadan, Jewel of Istan (explorable area)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Tribunal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odonur Crossroads (outpost)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Kodonur Crossroad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ilohn Refuge (outpost)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ilohn Refug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Pogahn Passage (outpost)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ogahn Passage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Moddok Crevice (outpost)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Moddok Crevic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ihark Orchard (outpost)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ihark Orchard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onsulat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lains of Jarin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unspear Great Hall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liffs of Dohjok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zagonur Bastion (outpost)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zagonur Bastion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asha Vestibule (outpost)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asha Vestibule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rand Court of Sebelkeh (outpost)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rand Court of Sebelkeh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ommand Post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Joko's Domain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one Palac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Ruptured Heart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Mouth of Torment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Shattered Ravine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air of the Forgotten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isoned Outcrop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Sulfurous Waste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bony Citadel of Mallyx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Alkali Pan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 Land of Heroe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rystal Overlook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madan, Jewel of Istan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Torment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ightfallen Garden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hurrhir Fields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eart of Abaddon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ightfallen Jahai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pths of Madnes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ollerbeetle Racing (outpost)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ollerbeetle Racing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omain of Fear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Fear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omain of Pain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loodstone Fen (explorable area)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omain of Secret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Secret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Anguish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omain of Anguish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omain of Anguish see not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Jennur's Horde (outpost)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Jennur's Horde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Nundu Bay (outpost)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Nundu Bay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Desolation (outpost)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ate of Desolation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hampion's Dawn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uins of Morah (outpost)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uins of Morah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ahranur, The First City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jora Marche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Zehlon Reach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ahtenda Bog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rbor Bay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snur Isle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eknur Harbor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ehtani Keys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odlonu Hamlet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and of Shehkah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Jokanur Diggings (outpost)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Jokanur Digging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lacktide Den (outpost)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lacktide Den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onsulate Docks (outpost)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onsulate Dock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Pain (outpost)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ate of Pai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Madness (outpost)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Gate of Madnes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baddon's Gate (outpost)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baddon's Gat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unspear Arena (outpost)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unspear Arena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ce Cliff Chasm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okka Amphitheatr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iven Earth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Astralarium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rone of Secrets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hurranu Island Arena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hing Jea Monastery (mission)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aiju Lagoon (mission)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Jaya Bluffs (mission)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itung Harbor (mission)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sumei Village (mission)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itung Harbor (mission 2)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sumei Village (mission 2)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akkar Lak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ncharted Isl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Wurm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Uncharted Isl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Wurms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Uncharted Isl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Wurm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unspear Are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orrupted Isl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Isle of Solitude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orrupted Isle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sle of Solitude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orrupted Isl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Solitud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un Dock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hahbek Village (outpost)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hahbek Villag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emains of Sahlahja (outpost)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emains of Sahlahja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Jaga Morain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ombardment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orrhart Domains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Hero Battles (outpost)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Beachhead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Crossing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sert Sand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arajar Fells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ajkah Inlet (outpost)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ajkah Inlet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he Shadow Nexus (outpost)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Shadow Nexus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parkfly Swamp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te of the Nightfallen Land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hedral of Flame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Troubled Keeper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erdant Cascade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hedral of Flame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hedral of Flame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gus Stone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acombs of Kathandrax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acombs of Kathandrax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lcazia Tangl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ragar's Menageri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ragar's Menagerie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ragar's Menagerie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Ooze Pit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lavers' Exile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Oola's Lab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Oola's Lab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Oola's Lab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ards of Orr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ards of Orr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hards of Orr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rachni's Haunt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rachni's Haunt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etid River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orgotten Shrine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ntechamber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Vloxen Excavation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Vloxen Excavations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Vloxen Excavation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art of the Shiverpeak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art of the Shiverpeak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Heart of the Shiverpeak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loodstone Cave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loodstone Caves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loodstone Caves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ogroot Growth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ogroot Growth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aven's Point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aven's Point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Raven's Point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lavers' Exil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lavers' Exil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lavers' Exil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lavers' Exil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Vlox's Fall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attledepths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epulchre of Dragrimmar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epulchre of Dragrimmar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stmaw's Burrow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stmaw's Burrow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stmaw's Burrow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stmaw's Burrow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stmaw's Burrow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arkrime Delve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arkrime Delve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arkrime Delve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add's Encampment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Umbral Grotto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Rata Sum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arnished Haven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ye of the North (outpost)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ifhalla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Gunnar's Hold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Olafstead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all of Monuments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alada Upland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oomlore Shrine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rothmar Wardown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ongeye's Ledg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acnoth Valley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entral Transfer Chamber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urse of the Nornbear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lood Washes Blood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 Gate Too Far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 Gate Too Far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A Gate Too Far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lusive Golemancer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lusive Golemancer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The Elusive Golemancer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inding the Bloodstone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inding the Bloodston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inding the Bloodston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enius Operated Living Enchanted Manifestation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gainst the Charr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arband of Brother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arband of Brother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arband of Brother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ssault on the Stronghold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struction's Depth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struction's Depth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struction's Depth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 Time for Heroe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arband Training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Boreal Station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Catacombs of Kathandrax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ttack of the Nornbear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lymock Coliseum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lymock Glacier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Polymock Crossing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old as Ic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Beneath Lion's Arch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unnels Below Cantha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averns Below Kamadan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rvice: In Defense of the Eye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ano a Norn-o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rvice: Practice, Dummy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Hero Tutorial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Norn Fighting Tournament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ecret Lair of the Snowmen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Norn Brawling Championship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ilroy's Punchout Trainin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Fronis Irontoe's Lair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Justiciar's End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Great Norn Alemoot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arajar Fell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Epilogu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Insidious Remnant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ttack on Jalis's Camp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ostume Brawl (outpost)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Whitefury Rapid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Kysten Shor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Deepway Ruin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Plikkup Work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Kilroy's Punchout Tournament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pecial Ops: Flame Temple Corridor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pecial Ops: Dragon's Gullet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pecial Ops: Grendich Courthous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Tengu Accord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Battle of Jahai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Flight North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Rise of the White Mantl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cret Lair of the Snowmen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cret Lair of the Snowmen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roknar's Forge (explorable area)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Isle of the Nameless (PvP)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activating R.O.X.#NPCs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activating P.O.X.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activating N.O.X.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ecret Underground Lair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Golem Tutorial Simulation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nowball Dominance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Zaishen Menagerie Ground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Zaishen Menagerie (outpost)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Codex Arena (outpost)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 (Something Wicked This Way Comes)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Underworld (Don't Fear the Reapers)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ion's Arch (Halloween)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ion's Arch (Wintersday)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Lion's Arch (Canthan New Year)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Ascalon City (Wintersday)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oknar's Forge (Halloween)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Droknar's Forge (Wintersday)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Tomb of the Primeval Kings (Halloween)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hing Jea Monastery (Dragon Festival)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Shing Jea Monastery (Canthan New Year)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ineng Center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madan, Jewel of Istan (Halloween)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madan, Jewel of Istan (Wintersday)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Kamadan, Jewel of Istan (Canthan New Year)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ye of the North (outpost) (Wintersday)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almark Wilderness (War in Kryta)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rial of Zinn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ivinity Coast (explorable area)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ion's Arch Keep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'Alessio Seaboard (explorable area)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Battle for Lion's Arch (explorable area)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iverside Province (explorable area)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ion's Arch (War in Kryta)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Mausoleum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is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Shadows in the Jungl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 Vengeance of Blades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uspicious Beginnings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Olafstead (explorable area)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Great Snowball Fight of the Gods (Operation: Crush Spirits)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Great Snowball Fight of the Gods (Fighting in a Winter Wonderland)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Outpost</text:p>
          </table:table-cell>
          <table:table-cell office:value-type="string" calcext:value-type="string">
            <text:p>Embark Beach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What Waits in Shadow#NPCs - Dragon's Throat (explorable area)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 Chance Encounter#NPCs - Kaineng Center (Winds of Change)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racking the Corruption#NPCs - The Marketplace (explorable area)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antha Courier Crisis#NPCs - Bukdek Byway (Winds of Change)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 Treaty's a Treaty#NPCs - Tsumei Village (Winds of Change)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Deadly Cargo#NPCs - Seitung Harbor (explorable area)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Rescue Attempt#NPCs - Tahnnakai Temple (Winds of Change)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Violence in the Streets#NPCs - Wajjun Bazaar (Winds of Change)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Scarred Psych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Calling All Thugs#NPCs - Shadow's Passage (Winds of Change)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Finding Jinnai#NPCs - Altrumm Ruin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aid on Shing Jea Monastery#NPCs - Shing Jea Monastery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Raid on Kaineng Center#NPCs - Kaineng Center (Winds of Change)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Ministry of Oppression#NPCs - Wajjun Bazaar (Winds of Change)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The Final Confrontation#NPCs - The Final Confrontation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Lakeside County: 1070 AE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Explorable</text:p>
          </table:table-cell>
          <table:table-cell office:value-type="string" calcext:value-type="string">
            <text:p>Ashford Catacombs: 1070 AE</text:p>
          </table:table-cell>
        </table:table-row>
      </table:table>
      <table:named-expressions/>
      <table:database-ranges>
        <table:database-range table:name="__Anonymous_Sheet_DB__0" table:target-range-address="zones1.A1:zones1.C75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8T14:17:13.648275401</dc:date>
    <meta:editing-duration>PT5M53S</meta:editing-duration>
    <meta:editing-cycles>1</meta:editing-cycles>
    <meta:document-statistic meta:table-count="1" meta:cell-count="2238" meta:object-count="0"/>
    <meta:generator>LibreOffice/25.2.3.2$Linux_X86_64 LibreOffice_project/520$Build-2</meta:generator>
  </office:meta>
</office:document-meta>
</file>